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centLayout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LayoutToken.PercentLayoutToken( int perc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LayoutToken.getPerc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LayoutToke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LayoutToken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